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/>
    <style:style style:name="P20" style:parent-style-name="Seznam" style:family="paragraph"/>
    <style:style style:name="P21" style:parent-style-name="podpis" style:family="paragraph">
      <style:paragraph-properties fo:text-align="start" fo:margin-left="0in">
        <style:tab-stops/>
      </style:paragraph-properties>
    </style:style>
    <style:style style:name="P22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3/2018<text:bookmark-end text:name="Text14"/></text:p>
            <text:p text:style-name="Normální">KVOP-34241/2018<text:bookmark-end text:name="Text2"/></text:p>
            <text:p text:style-name="Normální"><text:bookmark-start text:name="Text6"/>03. 08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JUDr. P. Š., advokátka<text:bookmark-end text:name="Text9"/>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doktorko,<text:s/></text:p>
      <text:p text:style-name="Základnítext">dne 1. 8. 2018 byla do Kanceláře veřejného ochránce práv doručena Vaše žádost podle zákona č. 106/1999 Sb., o svobodném přístupu k informacím, ve znění pozdějších předpisů, kterou žádáte o zaslání sdělení sp. zn. 7534/2015/VOP ze dne 1. 2. 2016.<text:s/></text:p>
      <text:p text:style-name="Základnítext">Ve smyslu zákona o svobodném přístupu k informacím,<text:s/><text:span text:style-name="Silné">se poskytují níže uvedené informace</text:span>:</text:p>
      <text:list text:style-name="LFO3" text:continue-numbering="true">
        <text:list-item>
          <text:p text:style-name="P18">kopie sdělení JUDr. Stanislava Křečka, zástupce veřejné ochránkyně práv ze dne 1. 2. 2016, sp. zn. 7534/2015/VOP/JSV.<text:s/></text:p>
        </text:list-item>
      </text:list>
      <text:p text:style-name="P19"/>
      <text:p text:style-name="P20"/>
      <text:p text:style-name="podpis"/>
      <text:p text:style-name="podpis"/>
      <text:p text:style-name="podpis"/>
      <text:p text:style-name="podpis">Mgr. Jana Gregorová v. r.</text:p>
      <text:p text:style-name="podpis">zástupkyně ředitelky právní sekce</text:p>
      <text:p text:style-name="podpis">(dopis je opatřen elektronickým podpisem)</text:p>
      <text:p text:style-name="podpis"/>
      <text:p text:style-name="podpis"/>
      <text:p text:style-name="P21"/>
      <text:p text:style-name="P22">Příloha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Q4A3*</text:span>*KVOPX008Q4A3*</text:p>
        <text:p text:style-name="P12"><text:span text:style-name="T13">KVOPX008Q4A3</text:span>KVOPX008Q4A3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4T08:05:00Z</meta:creation-date>
    <dc:date>2018-09-14T08:05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22" meta:character-count="847" meta:row-count="6" meta:non-whitespace-character-count="726"/>
  </office:meta>
</office:document-meta>
</file>